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c68" officeooo:paragraph-rsid="001eac68" style:font-weight-asian="bold" style:font-weight-complex="bold"/>
    </style:style>
    <style:style style:name="P2" style:family="paragraph" style:parent-style-name="Standard">
      <style:text-properties fo:font-weight="bold" officeooo:rsid="00193bd0" officeooo:paragraph-rsid="00193bd0" style:font-weight-asian="bold" style:font-weight-complex="bold"/>
    </style:style>
    <style:style style:name="P3" style:family="paragraph" style:parent-style-name="Standard">
      <style:text-properties fo:font-weight="bold" officeooo:rsid="0029dedf" officeooo:paragraph-rsid="0029dedf" style:font-weight-asian="bold" style:font-weight-complex="bold"/>
    </style:style>
    <style:style style:name="P4" style:family="paragraph" style:parent-style-name="Standard">
      <style:text-properties fo:font-weight="normal" officeooo:rsid="00193bd0" officeooo:paragraph-rsid="00193bd0" style:font-weight-asian="normal" style:font-weight-complex="normal"/>
    </style:style>
    <style:style style:name="P5" style:family="paragraph" style:parent-style-name="Standard">
      <style:text-properties fo:font-weight="normal" officeooo:rsid="0019cf17" officeooo:paragraph-rsid="0019cf17" style:font-weight-asian="normal" style:font-weight-complex="normal"/>
    </style:style>
    <style:style style:name="P6" style:family="paragraph" style:parent-style-name="Standard">
      <style:text-properties fo:font-weight="normal" officeooo:rsid="001dd88e" officeooo:paragraph-rsid="001dd88e" style:font-weight-asian="normal" style:font-weight-complex="normal"/>
    </style:style>
    <style:style style:name="P7" style:family="paragraph" style:parent-style-name="Standard">
      <style:text-properties fo:font-weight="normal" officeooo:rsid="001f6fdd" officeooo:paragraph-rsid="001f6fdd" style:font-weight-asian="normal" style:font-weight-complex="normal"/>
    </style:style>
    <style:style style:name="P8" style:family="paragraph" style:parent-style-name="Standard">
      <style:text-properties fo:font-weight="normal" officeooo:rsid="0030c47c" officeooo:paragraph-rsid="0030c47c" style:font-weight-asian="normal" style:font-weight-complex="normal"/>
    </style:style>
    <style:style style:name="P9" style:family="paragraph" style:parent-style-name="Standard">
      <style:text-properties fo:font-weight="normal" officeooo:rsid="00328225" officeooo:paragraph-rsid="00328225" style:font-weight-asian="normal" style:font-weight-complex="normal"/>
    </style:style>
    <style:style style:name="P10" style:family="paragraph" style:parent-style-name="Standard">
      <style:text-properties fo:font-weight="normal" officeooo:rsid="0032beab" officeooo:paragraph-rsid="0032beab" style:font-weight-asian="normal" style:font-weight-complex="normal"/>
    </style:style>
    <style:style style:name="P11" style:family="paragraph" style:parent-style-name="Standard">
      <style:text-properties fo:font-weight="normal" officeooo:rsid="00344c12" officeooo:paragraph-rsid="00344c12" style:font-weight-asian="normal" style:font-weight-complex="normal"/>
    </style:style>
    <style:style style:name="P12" style:family="paragraph" style:parent-style-name="Standard">
      <style:text-properties fo:font-weight="normal" officeooo:rsid="00379f44" officeooo:paragraph-rsid="00379f44" style:font-weight-asian="normal" style:font-weight-complex="normal"/>
    </style:style>
    <style:style style:name="P13" style:family="paragraph" style:parent-style-name="Standard">
      <style:text-properties fo:font-weight="normal" officeooo:rsid="0038e602" officeooo:paragraph-rsid="0038e602" style:font-weight-asian="normal" style:font-weight-complex="normal"/>
    </style:style>
    <style:style style:name="P14" style:family="paragraph" style:parent-style-name="Standard">
      <style:text-properties fo:font-weight="normal" officeooo:rsid="003e82da" officeooo:paragraph-rsid="003e82da" style:font-weight-asian="normal" style:font-weight-complex="normal"/>
    </style:style>
    <style:style style:name="P15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16" style:family="paragraph" style:parent-style-name="Standard">
      <style:text-properties fo:font-size="15pt" fo:font-weight="bold" officeooo:rsid="00210f1d" officeooo:paragraph-rsid="00210f1d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24cd97" officeooo:paragraph-rsid="0024cd97" style:font-size-asian="15pt" style:font-weight-asian="bold" style:font-size-complex="15pt" style:font-weight-complex="bold"/>
    </style:style>
    <style:style style:name="P18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19" style:family="paragraph" style:parent-style-name="Standard">
      <style:text-properties fo:font-weight="bold" officeooo:rsid="0044ec70" officeooo:paragraph-rsid="0044ec70" style:font-weight-asian="bold" style:font-weight-complex="bold"/>
    </style:style>
    <style:style style:name="T1" style:family="text">
      <style:text-properties officeooo:rsid="001be090"/>
    </style:style>
    <style:style style:name="T2" style:family="text">
      <style:text-properties officeooo:rsid="001f6fdd"/>
    </style:style>
    <style:style style:name="T3" style:family="text">
      <style:text-properties officeooo:rsid="001f959e"/>
    </style:style>
    <style:style style:name="T4" style:family="text">
      <style:text-properties officeooo:rsid="0030d8d1"/>
    </style:style>
    <style:style style:name="T5" style:family="text">
      <style:text-properties officeooo:rsid="00362bc8"/>
    </style:style>
    <style:style style:name="T6" style:family="text">
      <style:text-properties officeooo:rsid="0039fdc5"/>
    </style:style>
    <style:style style:name="T7" style:family="text">
      <style:text-properties officeooo:rsid="003d417b"/>
    </style:style>
    <style:style style:name="T8" style:family="text">
      <style:text-properties fo:font-weight="bold" officeooo:rsid="00430c61" style:font-weight-asian="bold" style:font-weight-complex="bold"/>
    </style:style>
    <style:style style:name="T9" style:family="text">
      <style:text-properties officeooo:rsid="00459a39"/>
    </style:style>
    <style:style style:name="T10" style:family="text">
      <style:text-properties officeooo:rsid="0048bac3"/>
    </style:style>
    <style:style style:name="T11" style:family="text">
      <style:text-properties officeooo:rsid="004f45d4"/>
    </style:style>
    <style:style style:name="T12" style:family="text">
      <style:text-properties officeooo:rsid="00511d66"/>
    </style:style>
    <style:style style:name="T13" style:family="text">
      <style:text-properties officeooo:rsid="00526762"/>
    </style:style>
    <style:style style:name="T14" style:family="text">
      <style:text-properties officeooo:rsid="00549151"/>
    </style:style>
    <style:style style:name="T15" style:family="text">
      <style:text-properties officeooo:rsid="0055af27"/>
    </style:style>
    <style:style style:name="T16" style:family="text">
      <style:text-properties officeooo:rsid="005c732f"/>
    </style:style>
    <style:style style:name="T17" style:family="text">
      <style:text-properties officeooo:rsid="005e82bd"/>
    </style:style>
    <style:style style:name="T18" style:family="text">
      <style:text-properties officeooo:rsid="005ff68a"/>
    </style:style>
    <style:style style:name="T19" style:family="text">
      <style:text-properties officeooo:rsid="00643d07"/>
    </style:style>
    <style:style style:name="T20" style:family="text">
      <style:text-properties officeooo:rsid="0064ec33"/>
    </style:style>
    <style:style style:name="T21" style:family="text">
      <style:text-properties officeooo:rsid="0066f31e"/>
    </style:style>
    <style:style style:name="T22" style:family="text">
      <style:text-properties officeooo:rsid="0068781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process2.txt"/>
        <text:p text:style-name="Text_20_body"/>
      </text:section>
      <text:p text:style-name="P16">View Django Model Admin documentation</text:p>
      <text:p text:style-name="P16"><text:a xlink:type="simple" xlink:href="https://www.mercurytide.co.uk/media/resources/django-cheat-sheet.pdf" text:style-name="Internet_20_link" text:visited-style-name="Visited_20_Internet_20_Link">https://www.mercurytide.co.uk/media/resources/django-cheat-sheet.pdf</text:a></text:p>
      <text:p text:style-name="P16">https://www.revsys.com/static/images/django-1.5-cheatsheet.pdf</text:p>
      <text:p text:style-name="P17">ccbv.co.uk</text:p>
      <text:p text:style-name="P17"/>
      <text:p text:style-name="P2"/>
      <text:p text:style-name="P2">=&gt; Overriding save method in models</text:p>
      <text:p text:style-name="P4">from django.utils.text import slugify</text:p>
      <text:p text:style-name="P5">Use Slugify module to create slugs, <text:span text:style-name="T1">use slugify function and use super().save() to override the method </text:span></text:p>
      <text:p text:style-name="P6">makemigrations, migrate</text:p>
      <text:p text:style-name="P1"/>
      <text:p text:style-name="P1">=&gt; Fetch data in tabular form <text:span text:style-name="T2">of the particular model</text:span></text:p>
      <text:p text:style-name="P7">admin.py &gt; <text:span text:style-name="T3">creating a class. CategoryAdmin</text:span></text:p>
      <text:p text:style-name="P7"/>
      <text:p text:style-name="P7"/>
      <text:p text:style-name="P3">&lt;---------------------------------------------------------------&gt;</text:p>
      <text:p text:style-name="P8">In views, def a function <text:span text:style-name="T4">to show views as in django, views act as a controller. </text:span></text:p>
      <text:p text:style-name="P9">Return the rendered object</text:p>
      <text:p text:style-name="P9"/>
      <text:p text:style-name="P10">Create URL.py file in each app</text:p>
      <text:p text:style-name="P11">On url, import views <text:span text:style-name="T5">on url and create path() to navigate</text:span></text:p>
      <text:p text:style-name="P11"/>
      <text:p text:style-name="P12">Zinza template {{ <text:s/>}} is used to display in template</text:p>
      <text:p text:style-name="P13"/>
      <text:p text:style-name="P13">For condition in template, use {% if condition %}……<text:span text:style-name="T7">{% else %}</text:span>….. <text:span text:style-name="T6">{% endif %}</text:span></text:p>
      <text:p text:style-name="P13"/>
      <text:p text:style-name="P14">For Loop, use {% for i in data %}………………..{% endfor %}</text:p>
      <text:p text:style-name="P10"/>
      <text:p text:style-name="P10"/>
      <text:p text:style-name="P10">---------------------<text:span text:style-name="T8">Creating a login page -----------------------------------</text:span></text:p>
      <text:p text:style-name="P15">- Create an app user_profile</text:p>
      <text:p text:style-name="P15">- <text:span text:style-name="T12">Register app in the settings.py file of base project</text:span></text:p>
      <text:p text:style-name="P15">- <text:span text:style-name="T9">Create urls.py file in each app, this is where all the routing for the app is given.</text:span></text:p>
      <text:p text:style-name="P15">- <text:span text:style-name="T10">Map/Include urls.py of each app with the base project urls.py</text:span></text:p>
      <text:p text:style-name="P15">- <text:span text:style-name="T11">If using namespace in base urls file, define the namespace as app_name in particular app’s urls.py</text:span></text:p>
      <text:p text:style-name="P15">- <text:span text:style-name="T13">Import, loginview and logoutview from django library in url file.</text:span></text:p>
      <text:p text:style-name="P15">- <text:span text:style-name="T14">At form take csrf_token, otherwise, forbidden to the page occurs</text:span></text:p>
      <text:p text:style-name="P15">- LOGIN_REDIRECT_URL = '/' <text:span text:style-name="T15">at settings, then redirects to the / =&gt; home page after logged in</text:span></text:p>
      <text:p text:style-name="P15"/>
      <text:p text:style-name="P15"/>
      <text:p text:style-name="P19">------------------------- <text:span text:style-name="T16">Creating base templates----------------------------------</text:span></text:p>
      <text:p text:style-name="P15">- <text:span text:style-name="T17">Create a templates folder in base project dir</text:span></text:p>
      <text:p text:style-name="P15">- <text:span text:style-name="T18">Create a base.html file inside the folder and make dynamic</text:span></text:p>
      <text:p text:style-name="P15">- <text:span text:style-name="T21">Register the dir in settings, as templates-&gt;dir</text:span></text:p>
      <text:p text:style-name="P15">- <text:span text:style-name="T19">Now extends the file in apps templates</text:span></text:p>
      <text:p text:style-name="P15">- <text:span text:style-name="T20">Create static folder in base dir</text:span></text:p>
      <text:p text:style-name="P15">- <text:span text:style-name="T20">Register the dir in settings, as staticfiles_dir</text:span></text:p>
      <text:p text:style-name="P15">- <text:span text:style-name="T22">{% load staticfiles %} at top of base.html and link to the css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39:23.834623578</meta:creation-date>
    <dc:date>2018-12-20T18:34:20.035229445</dc:date>
    <meta:editing-duration>PT3H58M13S</meta:editing-duration>
    <meta:editing-cycles>58</meta:editing-cycles>
    <meta:generator>LibreOffice/6.0.6.2$Linux_X86_64 LibreOffice_project/00m0$Build-2</meta:generator>
    <meta:document-statistic meta:table-count="0" meta:image-count="0" meta:object-count="0" meta:page-count="1" meta:paragraph-count="35" meta:word-count="301" meta:character-count="1970" meta:non-whitespace-character-count="1703"/>
  </office:meta>
</office:document-meta>
</file>